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40000033F729332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.492cm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0cm" fo:min-width="0.492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0cm" fo:min-width="0.49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1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238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.619cm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 fo:min-height="0cm" fo:min-width="0.365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cm" fo:min-width="0.746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cm" fo:min-width="0.619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.746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492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6633" draw:textarea-horizontal-align="justify" draw:textarea-vertical-align="middle" draw:auto-grow-height="false" fo:min-height="0cm" fo:min-width="0.492cm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0cm" fo:min-width="1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575cm" svg:x="3.286cm" svg:y="5.649cm">
          <draw:image xlink:href="Pictures/10000201000006A40000033F729332C6.png" xlink:type="simple" xlink:show="embed" xlink:actuate="onLoad">
            <text:p/>
          </draw:image>
        </draw:frame>
        <draw:custom-shape draw:style-name="gr2" draw:text-style-name="P2" draw:layer="layout" svg:width="1.016cm" svg:height="0.254cm" svg:x="19.192cm" svg:y="12.43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17.16cm" svg:y="14.46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0.254cm" svg:x="19.192cm" svg:y="12.176cm">
          <text:p text:style-name="P1"><text:span text:style-name="T2">AC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19.192cm" svg:y="10.906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0.254cm" svg:x="19.192cm" svg:y="11.16cm">
          <text:p text:style-name="P1"><text:span text:style-name="T2">RE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19.192cm" svg:y="11.414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19.192cm" svg:y="10.525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19.192cm" svg:y="10.271cm">
          <text:p text:style-name="P1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19.192cm" svg:y="10.017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5" draw:id="id15" draw:layer="layout" svg:width="1.016cm" svg:height="0.254cm" svg:x="19.192cm" svg:y="9.763cm">
          <text:p text:style-name="P1"><text:span text:style-name="T2">ADC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0.635cm" svg:height="0.254cm" svg:x="20.335cm" svg:y="9.763cm">
          <text:p text:style-name="P1"><text:span text:style-name="T2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7" draw:id="id17" draw:layer="layout" svg:width="0.762cm" svg:height="0.254cm" svg:x="21.097cm" svg:y="9.763cm">
          <text:p text:style-name="P1"><text:span text:style-name="T2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8" draw:id="id18" draw:layer="layout" svg:width="1.143cm" svg:height="0.254cm" svg:x="21.986cm" svg:y="9.763cm">
          <text:p text:style-name="P1"><text:span text:style-name="T2">SPI_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1.016cm" svg:height="0.254cm" svg:x="19.192cm" svg:y="9.509cm">
          <text:p text:style-name="P1"><text:span text:style-name="T2">AD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9" draw:id="id19" draw:layer="layout" svg:width="0.889cm" svg:height="0.254cm" svg:x="23.383cm" svg:y="9.763cm">
          <text:p text:style-name="P1"><text:span text:style-name="T2">DA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4" draw:id="id14" draw:layer="layout" svg:width="1.27cm" svg:height="0.254cm" svg:x="23.383cm" svg:y="9.509cm">
          <text:p text:style-name="P1"><text:span text:style-name="T2">UART_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0.635cm" svg:height="0.254cm" svg:x="20.335cm" svg:y="9.509cm">
          <text:p text:style-name="P1"><text:span text:style-name="T2">P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2" draw:id="id12" draw:layer="layout" svg:width="0.762cm" svg:height="0.254cm" svg:x="21.097cm" svg:y="9.509cm">
          <text:p text:style-name="P1"><text:span text:style-name="T2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3" draw:id="id13" draw:layer="layout" svg:width="1.143cm" svg:height="0.254cm" svg:x="21.986cm" svg:y="9.509cm">
          <text:p text:style-name="P1"><text:span text:style-name="T2">I2C_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1.016cm" svg:height="0.254cm" svg:x="19.192cm" svg:y="9.255cm">
          <text:p text:style-name="P1"><text:span text:style-name="T2">ADC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0.635cm" svg:height="0.254cm" svg:x="20.335cm" svg:y="9.255cm">
          <text:p text:style-name="P1"><text:span text:style-name="T2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0.762cm" svg:height="0.254cm" svg:x="21.097cm" svg:y="9.255cm">
          <text:p text:style-name="P1"><text:span text:style-name="T2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1.143cm" svg:height="0.254cm" svg:x="21.986cm" svg:y="9.255cm">
          <text:p text:style-name="P1"><text:span text:style-name="T2">I2C_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9" draw:id="id9" draw:layer="layout" svg:width="1.27cm" svg:height="0.254cm" svg:x="23.383cm" svg:y="9.255cm">
          <text:p text:style-name="P1"><text:span text:style-name="T2">UART_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1.016cm" svg:height="0.254cm" svg:x="19.192cm" svg:y="9.001cm">
          <text:p text:style-name="P1"><text:span text:style-name="T2">AD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0.635cm" svg:height="0.254cm" svg:x="20.335cm" svg:y="9.001cm">
          <text:p text:style-name="P1"><text:span text:style-name="T2">P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0.762cm" svg:height="0.254cm" svg:x="21.097cm" svg:y="9.001cm">
          <text:p text:style-name="P1"><text:span text:style-name="T2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4" draw:id="id4" draw:layer="layout" svg:width="1.27cm" svg:height="0.254cm" svg:x="21.986cm" svg:y="9.001cm">
          <text:p text:style-name="P1"><text:span text:style-name="T2">SPI_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19.192cm" svg:y="8.493cm">
          <text:p text:style-name="P1"><text:span text:style-name="T1">12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19.192cm" svg:y="8.239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7.254cm" svg:y="6.84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0.254cm" svg:x="7.254cm" svg:y="6.588cm">
          <text:p text:style-name="P1"><text:span text:style-name="T2">VBUS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0.254cm" svg:x="7.254cm" svg:y="6.334cm">
          <text:p text:style-name="P1"><text:span text:style-name="T2">VBUS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7.254cm" svg:y="6.08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7.254cm" svg:y="5.699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16cm" svg:height="0.254cm" svg:x="7.254cm" svg:y="4.429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7.254cm" svg:y="5.445cm">
          <text:p text:style-name="P1"><text:span text:style-name="T2">HALL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7.254cm" svg:y="5.191cm">
          <text:p text:style-name="P1"><text:span text:style-name="T2">HALL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6.842cm">
          <text:p text:style-name="P1"><text:span text:style-name="T2">EXC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0.254cm" svg:x="7.254cm" svg:y="4.683cm">
          <text:p text:style-name="P1"><text:span text:style-name="T2">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6.588cm">
          <text:p text:style-name="P1"><text:span text:style-name="T2">EXC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6.334cm">
          <text:p text:style-name="P1"><text:span text:style-name="T2">SIN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6.08cm">
          <text:p text:style-name="P1"><text:span text:style-name="T2">SIN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5.826cm">
          <text:p text:style-name="P1"><text:span text:style-name="T2">COS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13.35cm" svg:y="5.572cm">
          <text:p text:style-name="P1"><text:span text:style-name="T2">COS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016cm" svg:height="0.254cm" svg:x="7.254cm" svg:y="4.937cm">
          <text:p text:style-name="P1"><text:span text:style-name="T2">HAL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0.208cm" svg:y1="9.128cm" svg:x2="20.335cm" svg:y2="9.128cm" draw:start-shape="id1" draw:start-glue-point="1" draw:end-shape="id2" draw:end-glue-point="3" svg:d="M20208 9128h127" svg:viewBox="0 0 128 1">
          <text:p/>
        </draw:connector>
        <draw:connector draw:style-name="gr13" draw:text-style-name="P1" draw:layer="layout" svg:x1="20.97cm" svg:y1="9.128cm" svg:x2="21.097cm" svg:y2="9.128cm" draw:start-shape="id2" draw:start-glue-point="1" draw:end-shape="id3" draw:end-glue-point="3" svg:d="M20970 9128h127" svg:viewBox="0 0 128 1">
          <text:p/>
        </draw:connector>
        <draw:connector draw:style-name="gr13" draw:text-style-name="P1" draw:layer="layout" svg:x1="21.859cm" svg:y1="9.128cm" svg:x2="21.986cm" svg:y2="9.128cm" draw:start-shape="id3" draw:start-glue-point="1" draw:end-shape="id4" draw:end-glue-point="3" svg:d="M21859 9128h127" svg:viewBox="0 0 128 1">
          <text:p/>
        </draw:connector>
        <draw:connector draw:style-name="gr13" draw:text-style-name="P1" draw:layer="layout" svg:x1="20.208cm" svg:y1="9.382cm" svg:x2="20.335cm" svg:y2="9.382cm" draw:start-shape="id5" draw:start-glue-point="1" draw:end-shape="id6" draw:end-glue-point="3" svg:d="M20208 9382h127" svg:viewBox="0 0 128 1">
          <text:p/>
        </draw:connector>
        <draw:connector draw:style-name="gr13" draw:text-style-name="P1" draw:layer="layout" svg:x1="20.97cm" svg:y1="9.382cm" svg:x2="21.097cm" svg:y2="9.382cm" draw:start-shape="id6" draw:start-glue-point="1" draw:end-shape="id7" draw:end-glue-point="3" svg:d="M20970 9382h127" svg:viewBox="0 0 128 1">
          <text:p/>
        </draw:connector>
        <draw:connector draw:style-name="gr13" draw:text-style-name="P1" draw:layer="layout" svg:x1="21.859cm" svg:y1="9.382cm" svg:x2="21.986cm" svg:y2="9.382cm" draw:start-shape="id7" draw:start-glue-point="1" draw:end-shape="id8" draw:end-glue-point="3" svg:d="M21859 9382h127" svg:viewBox="0 0 128 1">
          <text:p/>
        </draw:connector>
        <draw:connector draw:style-name="gr13" draw:text-style-name="P1" draw:layer="layout" svg:x1="23.129cm" svg:y1="9.382cm" svg:x2="23.383cm" svg:y2="9.382cm" draw:start-shape="id8" draw:start-glue-point="1" draw:end-shape="id9" draw:end-glue-point="3" svg:d="M23129 9382h254" svg:viewBox="0 0 255 1">
          <text:p/>
        </draw:connector>
        <draw:connector draw:style-name="gr13" draw:text-style-name="P1" draw:layer="layout" svg:x1="20.208cm" svg:y1="9.636cm" svg:x2="20.335cm" svg:y2="9.636cm" draw:start-shape="id10" draw:start-glue-point="1" draw:end-shape="id11" draw:end-glue-point="3" svg:d="M20208 9636h127" svg:viewBox="0 0 128 1">
          <text:p/>
        </draw:connector>
        <draw:connector draw:style-name="gr13" draw:text-style-name="P1" draw:layer="layout" svg:x1="20.97cm" svg:y1="9.636cm" svg:x2="21.097cm" svg:y2="9.636cm" draw:start-shape="id11" draw:start-glue-point="1" draw:end-shape="id12" draw:end-glue-point="3" svg:d="M20970 9636h127" svg:viewBox="0 0 128 1">
          <text:p/>
        </draw:connector>
        <draw:connector draw:style-name="gr13" draw:text-style-name="P1" draw:layer="layout" svg:x1="21.859cm" svg:y1="9.636cm" svg:x2="21.986cm" svg:y2="9.636cm" draw:start-shape="id12" draw:start-glue-point="1" draw:end-shape="id13" draw:end-glue-point="3" svg:d="M21859 9636h127" svg:viewBox="0 0 128 1">
          <text:p/>
        </draw:connector>
        <draw:connector draw:style-name="gr13" draw:text-style-name="P1" draw:layer="layout" svg:x1="23.129cm" svg:y1="9.636cm" svg:x2="23.383cm" svg:y2="9.636cm" draw:start-shape="id13" draw:start-glue-point="1" draw:end-shape="id14" draw:end-glue-point="3" svg:d="M23129 9636h254" svg:viewBox="0 0 255 1">
          <text:p/>
        </draw:connector>
        <draw:connector draw:style-name="gr13" draw:text-style-name="P1" draw:layer="layout" svg:x1="20.208cm" svg:y1="9.89cm" svg:x2="20.335cm" svg:y2="9.89cm" draw:start-shape="id15" draw:start-glue-point="1" draw:end-shape="id16" draw:end-glue-point="3" svg:d="M20208 9890h127" svg:viewBox="0 0 128 1">
          <text:p/>
        </draw:connector>
        <draw:connector draw:style-name="gr13" draw:text-style-name="P1" draw:layer="layout" svg:x1="20.97cm" svg:y1="9.89cm" svg:x2="21.097cm" svg:y2="9.89cm" draw:start-shape="id16" draw:start-glue-point="1" draw:end-shape="id17" draw:end-glue-point="3" svg:d="M20970 9890h127" svg:viewBox="0 0 128 1">
          <text:p/>
        </draw:connector>
        <draw:connector draw:style-name="gr13" draw:text-style-name="P1" draw:layer="layout" svg:x1="21.859cm" svg:y1="9.89cm" svg:x2="21.986cm" svg:y2="9.89cm" draw:start-shape="id17" draw:start-glue-point="1" draw:end-shape="id18" draw:end-glue-point="3" svg:d="M21859 9890h127" svg:viewBox="0 0 128 1">
          <text:p/>
        </draw:connector>
        <draw:connector draw:style-name="gr13" draw:text-style-name="P1" draw:layer="layout" svg:x1="23.129cm" svg:y1="9.89cm" svg:x2="23.383cm" svg:y2="9.89cm" draw:start-shape="id18" draw:start-glue-point="1" draw:end-shape="id19" draw:end-glue-point="3" svg:d="M23129 9890h254" svg:viewBox="0 0 255 1">
          <text:p/>
        </draw:connector>
        <draw:custom-shape draw:style-name="gr2" draw:text-style-name="P2" draw:layer="layout" svg:width="1.016cm" svg:height="0.254cm" svg:x="17.16cm" svg:y="13.7cm">
          <text:p text:style-name="P1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016cm" svg:height="0.254cm" svg:x="17.16cm" svg:y="13.954cm">
          <text:p text:style-name="P1"><text:span text:style-name="T2">C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016cm" svg:height="0.254cm" svg:x="17.16cm" svg:y="14.208cm">
          <text:p text:style-name="P1"><text:span text:style-name="T2">CAN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524cm" svg:height="0.254cm" svg:x="13.096cm" svg:y="14.081cm">
          <text:p text:style-name="P1"><text:span text:style-name="T2">USB (CD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254cm" svg:x="19.192cm" svg:y="11.92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8.27cm" svg:y1="6.969cm" svg:x2="8.524cm" svg:y2="6.969cm">
          <text:p/>
        </draw:line>
        <draw:line draw:style-name="gr16" draw:text-style-name="P1" draw:layer="layout" svg:x1="8.524cm" svg:y1="6.969cm" svg:x2="8.524cm" svg:y2="7.096cm">
          <text:p/>
        </draw:line>
        <draw:line draw:style-name="gr16" draw:text-style-name="P1" draw:layer="layout" svg:x1="8.27cm" svg:y1="6.715cm" svg:x2="8.778cm" svg:y2="6.715cm">
          <text:p/>
        </draw:line>
        <draw:line draw:style-name="gr16" draw:text-style-name="P1" draw:layer="layout" svg:x1="8.778cm" svg:y1="7.096cm" svg:x2="8.778cm" svg:y2="6.715cm">
          <text:p/>
        </draw:line>
        <draw:line draw:style-name="gr16" draw:text-style-name="P1" draw:layer="layout" svg:x1="8.27cm" svg:y1="6.461cm" svg:x2="9.032cm" svg:y2="6.461cm">
          <text:p/>
        </draw:line>
        <draw:line draw:style-name="gr16" draw:text-style-name="P1" draw:layer="layout" svg:x1="9.032cm" svg:y1="7.096cm" svg:x2="9.032cm" svg:y2="6.461cm">
          <text:p/>
        </draw:line>
        <draw:line draw:style-name="gr16" draw:text-style-name="P1" draw:layer="layout" svg:x1="8.27cm" svg:y1="6.207cm" svg:x2="9.286cm" svg:y2="6.207cm">
          <text:p/>
        </draw:line>
        <draw:line draw:style-name="gr16" draw:text-style-name="P1" draw:layer="layout" svg:x1="9.286cm" svg:y1="7.096cm" svg:x2="9.286cm" svg:y2="6.207cm">
          <text:p/>
        </draw:line>
        <draw:line draw:style-name="gr16" draw:text-style-name="P1" draw:layer="layout" svg:x1="8.27cm" svg:y1="5.826cm" svg:x2="9.921cm" svg:y2="5.826cm">
          <text:p/>
        </draw:line>
        <draw:line draw:style-name="gr16" draw:text-style-name="P1" draw:layer="layout" svg:x1="9.921cm" svg:y1="7.096cm" svg:x2="9.921cm" svg:y2="5.826cm">
          <text:p/>
        </draw:line>
        <draw:line draw:style-name="gr16" draw:text-style-name="P1" draw:layer="layout" svg:x1="8.27cm" svg:y1="5.572cm" svg:x2="10.175cm" svg:y2="5.572cm">
          <text:p/>
        </draw:line>
        <draw:line draw:style-name="gr16" draw:text-style-name="P1" draw:layer="layout" svg:x1="10.175cm" svg:y1="7.096cm" svg:x2="10.175cm" svg:y2="5.572cm">
          <text:p/>
        </draw:line>
        <draw:line draw:style-name="gr16" draw:text-style-name="P1" draw:layer="layout" svg:x1="8.27cm" svg:y1="5.318cm" svg:x2="10.489cm" svg:y2="5.303cm">
          <text:p/>
        </draw:line>
        <draw:line draw:style-name="gr16" draw:text-style-name="P1" draw:layer="layout" svg:x1="10.489cm" svg:y1="7.081cm" svg:x2="10.489cm" svg:y2="5.303cm">
          <text:p/>
        </draw:line>
        <draw:line draw:style-name="gr16" draw:text-style-name="P1" draw:layer="layout" svg:x1="8.27cm" svg:y1="5.064cm" svg:x2="10.757cm" svg:y2="5.064cm">
          <text:p/>
        </draw:line>
        <draw:line draw:style-name="gr16" draw:text-style-name="P1" draw:layer="layout" svg:x1="10.757cm" svg:y1="7.096cm" svg:x2="10.757cm" svg:y2="5.064cm">
          <text:p/>
        </draw:line>
        <draw:line draw:style-name="gr16" draw:text-style-name="P1" draw:layer="layout" svg:x1="8.27cm" svg:y1="4.81cm" svg:x2="11.064cm" svg:y2="4.81cm">
          <text:p/>
        </draw:line>
        <draw:line draw:style-name="gr16" draw:text-style-name="P1" draw:layer="layout" svg:x1="11.064cm" svg:y1="7.096cm" svg:x2="11.064cm" svg:y2="4.81cm">
          <text:p/>
        </draw:line>
        <draw:line draw:style-name="gr16" draw:text-style-name="P1" draw:layer="layout" svg:x1="8.27cm" svg:y1="4.556cm" svg:x2="11.318cm" svg:y2="4.556cm">
          <text:p/>
        </draw:line>
        <draw:line draw:style-name="gr16" draw:text-style-name="P1" draw:layer="layout" svg:x1="11.318cm" svg:y1="7.096cm" svg:x2="11.318cm" svg:y2="4.556cm">
          <text:p/>
        </draw:line>
        <draw:line draw:style-name="gr16" draw:text-style-name="P1" draw:layer="layout" svg:x1="13.35cm" svg:y1="6.969cm" svg:x2="13.096cm" svg:y2="6.969cm">
          <text:p/>
        </draw:line>
        <draw:line draw:style-name="gr16" draw:text-style-name="P1" draw:layer="layout" svg:x1="13.096cm" svg:y1="7.096cm" svg:x2="13.096cm" svg:y2="6.969cm">
          <text:p/>
        </draw:line>
        <draw:line draw:style-name="gr16" draw:text-style-name="P1" draw:layer="layout" svg:x1="12.842cm" svg:y1="7.096cm" svg:x2="12.842cm" svg:y2="6.715cm">
          <text:p/>
        </draw:line>
        <draw:line draw:style-name="gr16" draw:text-style-name="P1" draw:layer="layout" svg:x1="13.35cm" svg:y1="6.715cm" svg:x2="12.842cm" svg:y2="6.715cm">
          <text:p/>
        </draw:line>
        <draw:line draw:style-name="gr16" draw:text-style-name="P1" draw:layer="layout" svg:x1="13.35cm" svg:y1="6.461cm" svg:x2="12.588cm" svg:y2="6.461cm">
          <text:p/>
        </draw:line>
        <draw:line draw:style-name="gr16" draw:text-style-name="P1" draw:layer="layout" svg:x1="12.588cm" svg:y1="7.096cm" svg:x2="12.588cm" svg:y2="6.461cm">
          <text:p/>
        </draw:line>
        <draw:line draw:style-name="gr16" draw:text-style-name="P1" draw:layer="layout" svg:x1="13.35cm" svg:y1="6.207cm" svg:x2="12.334cm" svg:y2="6.207cm">
          <text:p/>
        </draw:line>
        <draw:line draw:style-name="gr16" draw:text-style-name="P1" draw:layer="layout" svg:x1="12.334cm" svg:y1="7.096cm" svg:x2="12.334cm" svg:y2="6.207cm">
          <text:p/>
        </draw:line>
        <draw:line draw:style-name="gr16" draw:text-style-name="P1" draw:layer="layout" svg:x1="13.35cm" svg:y1="5.953cm" svg:x2="12.08cm" svg:y2="5.953cm">
          <text:p/>
        </draw:line>
        <draw:line draw:style-name="gr16" draw:text-style-name="P1" draw:layer="layout" svg:x1="12.08cm" svg:y1="7.096cm" svg:x2="12.08cm" svg:y2="5.953cm">
          <text:p/>
        </draw:line>
        <draw:line draw:style-name="gr16" draw:text-style-name="P1" draw:layer="layout" svg:x1="13.35cm" svg:y1="5.699cm" svg:x2="11.826cm" svg:y2="5.699cm">
          <text:p/>
        </draw:line>
        <draw:line draw:style-name="gr16" draw:text-style-name="P1" draw:layer="layout" svg:x1="11.826cm" svg:y1="7.096cm" svg:x2="11.826cm" svg:y2="5.699cm">
          <text:p/>
        </draw:line>
        <draw:line draw:style-name="gr16" draw:text-style-name="P1" draw:layer="layout" svg:x1="17.16cm" svg:y1="13.827cm" svg:x2="16.652cm" svg:y2="13.827cm">
          <text:p/>
        </draw:line>
        <draw:line draw:style-name="gr16" draw:text-style-name="P1" draw:layer="layout" svg:x1="16.652cm" svg:y1="13.7cm" svg:x2="16.652cm" svg:y2="13.827cm">
          <text:p/>
        </draw:line>
        <draw:line draw:style-name="gr16" draw:text-style-name="P1" draw:layer="layout" svg:x1="17.16cm" svg:y1="14.081cm" svg:x2="16.525cm" svg:y2="14.081cm">
          <text:p/>
        </draw:line>
        <draw:line draw:style-name="gr16" draw:text-style-name="P1" draw:layer="layout" svg:x1="16.525cm" svg:y1="13.7cm" svg:x2="16.525cm" svg:y2="14.081cm">
          <text:p/>
        </draw:line>
        <draw:line draw:style-name="gr16" draw:text-style-name="P1" draw:layer="layout" svg:x1="17.16cm" svg:y1="14.335cm" svg:x2="16.398cm" svg:y2="14.335cm">
          <text:p/>
        </draw:line>
        <draw:line draw:style-name="gr16" draw:text-style-name="P1" draw:layer="layout" svg:x1="16.398cm" svg:y1="13.7cm" svg:x2="16.398cm" svg:y2="14.335cm">
          <text:p/>
        </draw:line>
        <draw:line draw:style-name="gr16" draw:text-style-name="P1" draw:layer="layout" svg:x1="17.16cm" svg:y1="14.589cm" svg:x2="16.271cm" svg:y2="14.589cm">
          <text:p/>
        </draw:line>
        <draw:line draw:style-name="gr16" draw:text-style-name="P1" draw:layer="layout" svg:x1="16.271cm" svg:y1="13.7cm" svg:x2="16.271cm" svg:y2="14.589cm">
          <text:p/>
        </draw:line>
        <draw:line draw:style-name="gr16" draw:text-style-name="P1" draw:layer="layout" svg:x1="15.001cm" svg:y1="13.827cm" svg:x2="15.001cm" svg:y2="14.208cm">
          <text:p/>
        </draw:line>
        <draw:line draw:style-name="gr16" draw:text-style-name="P1" draw:layer="layout" svg:x1="14.62cm" svg:y1="14.208cm" svg:x2="15.001cm" svg:y2="14.208cm">
          <text:p/>
        </draw:line>
        <draw:line draw:style-name="gr16" draw:text-style-name="P1" draw:layer="layout" svg:x1="19.192cm" svg:y1="8.366cm" svg:x2="18.811cm" svg:y2="8.366cm">
          <text:p/>
        </draw:line>
        <draw:line draw:style-name="gr16" draw:text-style-name="P1" draw:layer="layout" svg:x1="19.192cm" svg:y1="8.62cm" svg:x2="18.811cm" svg:y2="8.62cm">
          <text:p/>
        </draw:line>
        <draw:line draw:style-name="gr16" draw:text-style-name="P1" draw:layer="layout" svg:x1="19.192cm" svg:y1="9.128cm" svg:x2="18.811cm" svg:y2="9.128cm">
          <text:p/>
        </draw:line>
        <draw:line draw:style-name="gr16" draw:text-style-name="P1" draw:layer="layout" svg:x1="19.192cm" svg:y1="9.382cm" svg:x2="18.811cm" svg:y2="9.382cm">
          <text:p/>
        </draw:line>
        <draw:line draw:style-name="gr16" draw:text-style-name="P1" draw:layer="layout" svg:x1="19.192cm" svg:y1="9.636cm" svg:x2="18.811cm" svg:y2="9.636cm">
          <text:p/>
        </draw:line>
        <draw:line draw:style-name="gr16" draw:text-style-name="P1" draw:layer="layout" svg:x1="19.192cm" svg:y1="9.89cm" svg:x2="18.811cm" svg:y2="9.89cm">
          <text:p/>
        </draw:line>
        <draw:line draw:style-name="gr16" draw:text-style-name="P1" draw:layer="layout" svg:x1="19.192cm" svg:y1="10.144cm" svg:x2="18.811cm" svg:y2="10.144cm">
          <text:p/>
        </draw:line>
        <draw:line draw:style-name="gr16" draw:text-style-name="P1" draw:layer="layout" svg:x1="19.192cm" svg:y1="10.398cm" svg:x2="18.811cm" svg:y2="10.398cm">
          <text:p/>
        </draw:line>
        <draw:line draw:style-name="gr16" draw:text-style-name="P1" draw:layer="layout" svg:x1="19.192cm" svg:y1="10.652cm" svg:x2="18.811cm" svg:y2="10.652cm">
          <text:p/>
        </draw:line>
        <draw:line draw:style-name="gr16" draw:text-style-name="P1" draw:layer="layout" svg:x1="19.192cm" svg:y1="11.033cm" svg:x2="18.811cm" svg:y2="11.033cm">
          <text:p/>
        </draw:line>
        <draw:line draw:style-name="gr16" draw:text-style-name="P1" draw:layer="layout" svg:x1="19.192cm" svg:y1="11.287cm" svg:x2="18.811cm" svg:y2="11.287cm">
          <text:p/>
        </draw:line>
        <draw:line draw:style-name="gr16" draw:text-style-name="P1" draw:layer="layout" svg:x1="19.192cm" svg:y1="11.541cm" svg:x2="18.811cm" svg:y2="11.541cm">
          <text:p/>
        </draw:line>
        <draw:line draw:style-name="gr16" draw:text-style-name="P1" draw:layer="layout" svg:x1="19.192cm" svg:y1="12.049cm" svg:x2="18.811cm" svg:y2="12.049cm">
          <text:p/>
        </draw:line>
        <draw:line draw:style-name="gr16" draw:text-style-name="P1" draw:layer="layout" svg:x1="19.192cm" svg:y1="12.303cm" svg:x2="18.811cm" svg:y2="12.303cm">
          <text:p/>
        </draw:line>
        <draw:line draw:style-name="gr16" draw:text-style-name="P1" draw:layer="layout" svg:x1="19.192cm" svg:y1="12.557cm" svg:x2="18.811cm" svg:y2="12.557cm">
          <text:p/>
        </draw:line>
        <draw:custom-shape draw:style-name="gr5" draw:text-style-name="P3" draw:layer="layout" svg:width="0.635cm" svg:height="0.254cm" svg:x="6.492cm" svg:y="4.937cm">
          <text:p text:style-name="P1"><text:span text:style-name="T2">P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635cm" svg:height="0.254cm" svg:x="6.492cm" svg:y="5.191cm">
          <text:p text:style-name="P1"><text:span text:style-name="T2">PC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635cm" svg:height="0.254cm" svg:x="6.492cm" svg:y="5.445cm">
          <text:p text:style-name="P1"><text:span text:style-name="T2">P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7.127cm" svg:y1="5.064cm" svg:x2="7.254cm" svg:y2="5.064cm">
          <text:p/>
        </draw:line>
        <draw:line draw:style-name="gr16" draw:text-style-name="P1" draw:layer="layout" svg:x1="7.127cm" svg:y1="5.318cm" svg:x2="7.254cm" svg:y2="5.318cm">
          <text:p/>
        </draw:line>
        <draw:line draw:style-name="gr16" draw:text-style-name="P1" draw:layer="layout" svg:x1="7.127cm" svg:y1="5.572cm" svg:x2="7.254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Chaparro</meta:initial-creator>
    <meta:creation-date>2017-02-05T11:56:32.506038797</meta:creation-date>
    <dc:date>2017-02-06T00:38:57.186843530</dc:date>
    <dc:creator>Marcos Chaparro</dc:creator>
    <meta:editing-duration>PT7H35M35S</meta:editing-duration>
    <meta:editing-cycles>20</meta:editing-cycles>
    <meta:generator>LibreOffice/4.3.3.2$Linux_X86_64 LibreOffice_project/430m0$Build-2</meta:generator>
    <meta:document-statistic meta:object-count="130"/>
  </office:meta>
</office:document-meta>
</file>